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F000001A5F1DB9BB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Sans"/>
    </style:style>
    <style:style style:name="P2" style:family="paragraph" style:parent-style-name="Standard">
      <style:text-properties officeooo:rsid="000732cd" officeooo:paragraph-rsid="000732c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looking at a method </text:p>
      <text:p text:style-name="Standard"/>
      <text:p text:style-name="P1">Graph1</text:p>
      <text:p text:style-name="Standard"><draw:frame draw:style-name="fr1" draw:name="39293" text:anchor-type="as-char" svg:width="5.4898in" svg:height="4.3854in" draw:z-index="0"><draw:image xlink:href="Pictures/100000000000020F000001A5F1DB9BBF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" svg:font-family="San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5T10:00:51.608396901</dc:date>
    <dc:creator>Jim Mochel</dc:creator>
    <meta:editing-duration>P0D</meta:editing-duration>
    <meta:editing-cycles>1</meta:editing-cycles>
    <meta:document-statistic meta:table-count="0" meta:image-count="1" meta:object-count="0" meta:page-count="1" meta:paragraph-count="3" meta:word-count="7" meta:character-count="32" meta:non-whitespace-character-count="25"/>
    <meta:generator>LibreOffice/4.1.3.2$Linux_X86_64 LibreOffice_project/410m0$Build-2</meta:generator>
  </office:meta>
</office:document-meta>
</file>